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33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Duty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get_sub_ed()&gt;</text:placeholder>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9:02:41</dc:date>
    <meta:editing-duration>P2DT17H2M31S</meta:editing-duration>
    <meta:editing-cycles>52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87" meta:non-whitespace-character-count="4100"/>
  </office:meta>
</office:document-meta>
</file>